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6.302cm" fo:margin-left="-0.191cm" fo:margin-top="0cm" fo:margin-bottom="0cm" table:align="left" fo:background-color="#dbe5f1" style:writing-mode="lr-tb">
        <style:background-image/>
      </style:table-properties>
    </style:style>
    <style:style style:name="Tabla1.A" style:family="table-column">
      <style:table-column-properties style:column-width="3.44cm"/>
    </style:style>
    <style:style style:name="Tabla1.B" style:family="table-column">
      <style:table-column-properties style:column-width="4.71cm"/>
    </style:style>
    <style:style style:name="Tabla1.1" style:family="table-row">
      <style:table-row-properties style:keep-together="true" fo:keep-together="auto"/>
    </style:style>
    <style:style style:name="Tabla1.A1" style:family="table-cell">
      <style:table-cell-properties fo:background-color="#1f497d" fo:padding-left="0.191cm" fo:padding-right="0.191cm" fo:padding-top="0cm" fo:padding-bottom="0cm" fo:border-left="none" fo:border-right="none" fo:border-top="none" fo:border-bottom="0.018cm solid #ffffff">
        <style:background-image/>
      </style:table-cell-properties>
    </style:style>
    <style:style style:name="Tabla1.A2" style:family="table-cell">
      <style:table-cell-properties fo:background-color="#1f497d" fo:padding-left="0.191cm" fo:padding-right="0.191cm" fo:padding-top="0cm" fo:padding-bottom="0cm" fo:border-left="none" fo:border-right="none" fo:border-top="0.018cm solid #ffffff" fo:border-bottom="0.018cm solid #ffffff">
        <style:background-image/>
      </style:table-cell-properties>
    </style:style>
    <style:style style:name="Tabla1.B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1.B3" style:family="table-cell">
      <style:table-cell-properties fo:background-color="#dbe5f1" fo:padding-left="0.191cm" fo:padding-right="0.191cm" fo:padding-top="0cm" fo:padding-bottom="0cm" fo:border-left="none" fo:border-right="none" fo:border-top="0.018cm solid #ffffff" fo:border-bottom="none">
        <style:background-image/>
      </style:table-cell-properties>
    </style:style>
    <style:style style:name="Tabla1.A10" style:family="table-cell">
      <style:table-cell-properties fo:background-color="#1f497d" fo:padding-left="0.191cm" fo:padding-right="0.191cm" fo:padding-top="0cm" fo:padding-bottom="0cm" fo:border-left="none" fo:border-right="none" fo:border-top="0.018cm solid #ffffff" fo:border-bottom="none">
        <style:background-image/>
      </style:table-cell-properties>
    </style:style>
    <style:style style:name="Tabla2" style:family="table">
      <style:table-properties style:width="16.302cm" fo:margin-left="-0.191cm" fo:margin-top="0cm" fo:margin-bottom="0cm" table:align="left" fo:background-color="#dbe5f1" style:writing-mode="lr-tb">
        <style:background-image/>
      </style:table-properties>
    </style:style>
    <style:style style:name="Tabla2.A" style:family="table-column">
      <style:table-column-properties style:column-width="16.302cm"/>
    </style:style>
    <style:style style:name="Tabla2.1" style:family="table-row">
      <style:table-row-properties style:keep-together="true" fo:keep-together="auto"/>
    </style:style>
    <style:style style:name="Tabla2.A1" style:family="table-cell">
      <style:table-cell-properties fo:background-color="#1f497d" fo:padding-left="0.191cm" fo:padding-right="0.191cm" fo:padding-top="0cm" fo:padding-bottom="0cm" fo:border-left="none" fo:border-right="none" fo:border-top="none" fo:border-bottom="0.018cm solid #ffffff">
        <style:background-image/>
      </style:table-cell-properties>
    </style:style>
    <style:style style:name="Tabla2.A2" style:family="table-cell" style:data-style-name="N11">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P1" style:family="paragraph" style:parent-style-name="Standard">
      <style:text-properties fo:color="#403152" fo:font-style="italic" style:font-style-asian="italic"/>
    </style:style>
    <style:style style:name="P2" style:family="paragraph" style:parent-style-name="Standard">
      <style:paragraph-properties fo:margin-top="0cm" fo:margin-bottom="0cm" fo:line-height="100%"/>
      <style:text-properties fo:color="#ffffff" style:font-weight-complex="bold"/>
    </style:style>
    <style:style style:name="P3" style:family="paragraph" style:parent-style-name="Standard">
      <style:paragraph-properties fo:margin-top="0cm" fo:margin-bottom="0cm" fo:line-height="100%"/>
      <style:text-properties fo:color="#ffffff"/>
    </style:style>
    <style:style style:name="P4" style:family="paragraph" style:parent-style-name="Heading_20_1">
      <style:paragraph-properties fo:break-before="page"/>
    </style:style>
    <style:style style:name="P5" style:family="paragraph" style:parent-style-name="Title" style:master-page-name="Standard">
      <style:paragraph-properties style:page-number="auto"/>
    </style:style>
    <style:style style:name="P6" style:family="paragraph" style:parent-style-name="Notes">
      <style:paragraph-properties fo:margin-top="0cm" fo:margin-bottom="0cm" fo:line-height="100%"/>
      <style:text-properties fo:color="#000000"/>
    </style:style>
    <style:style style:name="P7" style:family="paragraph" style:parent-style-name="Notes">
      <style:paragraph-properties fo:margin-top="0cm" fo:margin-bottom="0cm" fo:line-height="100%"/>
      <style:text-properties fo:color="#ffffff"/>
    </style:style>
    <style:style style:name="P8" style:family="paragraph" style:parent-style-name="Contents_20_1">
      <style:paragraph-properties>
        <style:tab-stops>
          <style:tab-stop style:position="15.921cm" style:type="right" style:leader-style="dotted" style:leader-text="."/>
        </style:tab-stops>
      </style:paragraph-properties>
    </style:style>
    <style:style style:name="T1" style:family="text">
      <style:text-properties fo:font-weight="bold" style:font-weight-asian="bold"/>
    </style:style>
    <style:style style:name="T2" style:family="text">
      <style:text-properties style:font-name-complex="F"/>
    </style:style>
    <style:style style:name="T3" style:family="text">
      <style:text-properties fo:language="es" fo:country="ES" fo:font-weight="bold" style:font-weight-asian="bold" style:font-weight-complex="bold" text:display="none"/>
    </style:style>
    <style:style style:name="T4" style:family="text">
      <style:text-properties fo:font-size="11pt" style:font-size-asian="11pt" style:font-size-complex="11pt"/>
    </style:style>
    <style:style style:name="T5" style:family="text">
      <style:text-properties fo:font-size="12pt" style:font-size-asian="12pt" style:font-size-complex="12pt"/>
    </style:style>
    <style:style style:name="Sect1" style:family="section">
      <style:section-properties style:editable="false">
        <style:columns fo:column-count="1" fo:column-gap="0cm"/>
      </style:section-properties>
    </style: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entional bugs<text:line-break/>&lt;Acme-Workpad&gt; &lt;1.0&gt;</text:p>
      <text:p text:style-name="Notes">Provide the title and version of the project to which this document applies.</text:p>
      <table:table table:name="Tabla1" table:style-name="Tabla1">
        <table:table-column table:style-name="Tabla1.A"/>
        <table:table-column table:style-name="Tabla1.B"/>
        <table:table-row table:style-name="Tabla1.1">
          <table:table-cell table:style-name="Tabla1.A1" table:number-columns-spanned="2" office:value-type="string">
            <text:p text:style-name="P2"><text:span text:style-name="T1">Development team</text:span></text:p>
          </table:table-cell>
          <table:covered-table-cell/>
        </table:table-row>
        <table:table-row table:style-name="Tabla1.1">
          <table:table-cell table:style-name="Tabla1.A2" office:value-type="string">
            <text:p text:style-name="P3">Identifier</text:p>
          </table:table-cell>
          <table:table-cell table:style-name="Tabla1.B2" office:value-type="string">
            <text:p text:style-name="P6">Write the identification of your development team.</text:p>
          </table:table-cell>
        </table:table-row>
        <table:table-row table:style-name="Tabla1.1">
          <table:table-cell table:style-name="Tabla1.A2" office:value-type="string">
            <text:p text:style-name="P3">Members</text:p>
          </table:table-cell>
          <table:table-cell table:style-name="Tabla1.B3" office:value-type="string">
            <text:p text:style-name="P6">List the members of your group.</text:p>
          </table:table-cell>
        </table:table-row>
        <table:table-row table:style-name="Tabla1.1">
          <table:table-cell table:style-name="Tabla1.A2" table:number-columns-spanned="2" office:value-type="string">
            <text:p text:style-name="P3">Testing team</text:p>
          </table:table-cell>
          <table:covered-table-cell/>
        </table:table-row>
        <table:table-row table:style-name="Tabla1.1">
          <table:table-cell table:style-name="Tabla1.A2" office:value-type="string">
            <text:p text:style-name="P3">Identifier</text:p>
          </table:table-cell>
          <table:table-cell table:style-name="Tabla1.B2" office:value-type="string">
            <text:p text:style-name="P6">Write the identification of your testing team.</text:p>
          </table:table-cell>
        </table:table-row>
        <table:table-row table:style-name="Tabla1.1">
          <table:table-cell table:style-name="Tabla1.A2" office:value-type="string">
            <text:p text:style-name="P3">Members</text:p>
          </table:table-cell>
          <table:table-cell table:style-name="Tabla1.B3" office:value-type="string">
            <text:p text:style-name="P6">List the members of your testing team.</text:p>
          </table:table-cell>
        </table:table-row>
        <table:table-row table:style-name="Tabla1.1">
          <table:table-cell table:style-name="Tabla1.A2" table:number-columns-spanned="2" office:value-type="string">
            <text:p text:style-name="P3">Indexing data</text:p>
          </table:table-cell>
          <table:covered-table-cell/>
        </table:table-row>
        <table:table-row table:style-name="Tabla1.1">
          <table:table-cell table:style-name="Tabla1.A2" office:value-type="string">
            <text:p text:style-name="P3">Designers</text:p>
          </table:table-cell>
          <table:table-cell table:style-name="Tabla1.B2" office:value-type="string">
            <text:p text:style-name="P6">List the people who have designed the tests.</text:p>
          </table:table-cell>
        </table:table-row>
        <table:table-row table:style-name="Tabla1.1">
          <table:table-cell table:style-name="Tabla1.A2" office:value-type="string">
            <text:p text:style-name="P3">Testers</text:p>
          </table:table-cell>
          <table:table-cell table:style-name="Tabla1.B2" office:value-type="string">
            <text:p text:style-name="P6">List the people who have conducted the tests. </text:p>
          </table:table-cell>
        </table:table-row>
        <table:table-row table:style-name="Tabla1.1">
          <table:table-cell table:style-name="Tabla1.A10" office:value-type="string">
            <text:p text:style-name="P3">Notes</text:p>
          </table:table-cell>
          <table:table-cell table:style-name="Tabla1.B3" office:value-type="string">
            <text:p text:style-name="P6">Add notes if necessary.</text:p>
          </table:table-cell>
        </table:table-row>
      </table:table>
      <text:p text:style-name="Notes">List person names using the following pattern: Surname, Name.</text:p>
      <table:table table:name="Tabla2" table:style-name="Tabla2">
        <table:table-column table:style-name="Tabla2.A"/>
        <table:table-row table:style-name="Tabla2.1">
          <table:table-cell table:style-name="Tabla2.A1" office:value-type="string">
            <text:p text:style-name="P2"><text:span text:style-name="T1">Effectiveness</text:span></text:p>
          </table:table-cell>
        </table:table-row>
        <table:table-row table:style-name="Tabla2.1">
          <table:table-cell table:style-name="Tabla2.A2" office:value-type="percentage" office:value="1">
            <text:p text:style-name="P7">100,00%</text:p>
          </table:table-cell>
        </table:table-row>
      </table:table>
      <text:p text:style-name="Standard"/>
      <text:p text:style-name="Contents_20_Heading">Table of contents</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text:a xlink:type="simple" xlink:href="#__RefHeading__3150_1905870439">Bug in use case &lt;005&gt; &lt; Edit his or her personal data&gt;<text:tab/>2</text:a></text:p>
          <text:p text:style-name="P8"><text:a xlink:type="simple" xlink:href="#__RefHeading__3152_1905870439">Bug in use case &lt;008&gt; &lt;Manage the activities involved in a subject that he or she teaches, which includes listing, creating, editing, and deleting them&gt;<text:tab/>2</text:a></text:p>
          <text:p text:style-name="P8"><text:a xlink:type="simple" xlink:href="#__RefHeading__3154_1905870439">Bug in use case &lt;009&gt; &lt;Manage the assignments involved in a subject that he or she teaches, which includes listing, creating, editing, and deleting them. They can also grade the submissions that groups of students have made regarding an assignment&gt;<text:tab/>2</text:a></text:p>
          <text:p text:style-name="P8"><text:a xlink:type="simple" xlink:href="#__RefHeading__3156_1905870439">Bug in use case &lt;009&gt; &lt;Manage the assignments involved in a subject that he or she teaches, which includes listing, creating, editing, and deleting them. They can also grade the submissions that groups of students have made regarding an assignment&gt;<text:tab/>2</text:a></text:p>
          <text:p text:style-name="P8"><text:a xlink:type="simple" xlink:href="#__RefHeading__3165_1905870439">Bug in use case &lt;013&gt; &lt; Submit a deliverable to an assignment as many times as he or she needs as long as the assignment is active, that is, the current date is between its start and end dates &gt;<text:tab/>3</text:a></text:p>
          <text:p text:style-name="P8"><text:a xlink:type="simple" xlink:href="#__RefHeading__3158_1905870439">Bug in use case &lt;020&gt; &lt;Manage his or her seminars, which includes listing, creating, editing, and deleting them&gt;<text:tab/>3</text:a></text:p>
        </text:index-body>
      </text:table-of-content>
      <text:p text:style-name="Standard"><text:a xlink:type="simple" xlink:href="#_Toc479610162" text:style-name="Internet_20_link" text:visited-style-name="Visited_20_Internet_20_Link"/></text:p>
      <text:p text:style-name="Notes"/>
      <text:p text:style-name="P1"/>
      <text:list xml:id="list9169642720485926316" text:style-name="Outline">
        <text:list-item>
          <text:h text:style-name="P4" text:outline-level="1"><text:bookmark-start text:name="__RefHeading__3150_1905870439"/>Bug in use case &lt;005&gt; &lt;<text:span text:style-name="T4"> </text:span><text:span text:style-name="T5">Edit his or her personal data</text:span>&gt;<text:bookmark-end text:name="__RefHeading__3150_1905870439"/></text:h>
        </text:list-item>
      </text:list>
      <text:p text:style-name="Notes"/>
      <text:p text:style-name="Subtitle">Description</text:p>
      <text:p text:style-name="Notes">Al intentar editar los datos personales del actor autenticado, se permite dejar el email en blanco.</text:p>
      <text:p text:style-name="Subtitle">Results</text:p>
      <text:p text:style-name="Notes">El equipo de tests encontró el bug.</text:p>
      <text:list xml:id="list38781987" text:continue-numbering="true" text:style-name="Outline">
        <text:list-item>
          <text:h text:style-name="Heading_20_1" text:outline-level="1"><text:bookmark-start text:name="__RefHeading__3152_1905870439"/>Bug in use case &lt;008&gt; &lt;<text:span text:style-name="T4">Manage the activities involved in a subject that he or she teaches, which includes listing, creating, editing, and deleting them</text:span>&gt;<text:bookmark-end text:name="__RefHeading__3152_1905870439"/></text:h>
        </text:list-item>
      </text:list>
      <text:p text:style-name="Notes"/>
      <text:p text:style-name="Subtitle">Description</text:p>
      <text:p text:style-name="Notes">Al intentar editar los datos de una actividad, se permite dejar el título en blanco.</text:p>
      <text:p text:style-name="Subtitle">Results</text:p>
      <text:p text:style-name="Notes">El equipo de tests encontró el bug.</text:p>
      <text:list xml:id="list38765735" text:continue-numbering="true" text:style-name="Outline">
        <text:list-item>
          <text:h text:style-name="Heading_20_1" text:outline-level="1"><text:bookmark-start text:name="__RefHeading__3154_1905870439"/>Bug in use case &lt;009&gt; &lt;<text:span text:style-name="T4">Manage the assignments involved in a subject that he or she teaches, which includes listing, creating, editing, and deleting them. They can also grade the submissions that groups of students have made regarding an assignment</text:span>&gt;<text:bookmark-end text:name="__RefHeading__3154_1905870439"/></text:h>
        </text:list-item>
      </text:list>
      <text:p text:style-name="Notes"/>
      <text:p text:style-name="Subtitle">Description</text:p>
      <text:p text:style-name="Notes">Al intentar crear un assignment, se permiten introducir unas fechas erróneas: la fecha de inicio puede ser posterior a la de fin.</text:p>
      <text:p text:style-name="Subtitle">Results</text:p>
      <text:p text:style-name="Notes">El equipo de tests encontró el bug.</text:p>
      <text:list xml:id="list38785956" text:continue-numbering="true" text:style-name="Outline">
        <text:list-item>
          <text:h text:style-name="Heading_20_1" text:outline-level="1"><text:bookmark-start text:name="__RefHeading__3156_1905870439"/>Bug in use case &lt;009&gt; &lt;<text:span text:style-name="T4">Manage the assignments involved in a subject that he or she teaches, which includes listing, creating, editing, and deleting them. They can also grade the submissions that groups of students have made regarding an assignment</text:span>&gt;<text:bookmark-end text:name="__RefHeading__3156_1905870439"/></text:h>
        </text:list-item>
      </text:list>
      <text:p text:style-name="Notes"/>
      <text:p text:style-name="Subtitle"><text:soft-page-break/>Description</text:p>
      <text:p text:style-name="Notes">Al intentar crear un assignment, se permite introducir un link incorrecto.</text:p>
      <text:p text:style-name="Subtitle">Results</text:p>
      <text:p text:style-name="Notes">El equipo de tests encontró el bug.</text:p>
      <text:list xml:id="list38757518" text:continue-numbering="true" text:style-name="Outline">
        <text:list-item>
          <text:h text:style-name="Heading_20_1" text:outline-level="1"><text:bookmark-start text:name="__RefHeading__3165_1905870439"/>Bug in use case &lt;013&gt; &lt;<text:span text:style-name="T4"> Submit a deliverable to an assignment as many times as he or she needs as long as the assignment is active, that is, the current date is between its start and end dates </text:span>&gt;<text:bookmark-end text:name="__RefHeading__3165_1905870439"/></text:h>
        </text:list-item>
      </text:list>
      <text:p text:style-name="Notes"/>
      <text:p text:style-name="Subtitle">Description</text:p>
      <text:p text:style-name="Notes">Al intentar entregar un entregable, se permite introducir un contenido nulo o en blanco.</text:p>
      <text:p text:style-name="Subtitle">Results</text:p>
      <text:p text:style-name="Notes">El equipo de tests encontró el bug.</text:p>
      <text:list xml:id="list38758877" text:continue-numbering="true" text:style-name="Outline">
        <text:list-item>
          <text:h text:style-name="Heading_20_1" text:outline-level="1"><text:bookmark-start text:name="__RefHeading__3158_1905870439"/>Bug in use case &lt;020&gt; &lt;<text:span text:style-name="T4">Manage his or her seminars, which includes listing, creating, editing, and deleting them</text:span>&gt;<text:bookmark-end text:name="__RefHeading__3158_1905870439"/></text:h>
        </text:list-item>
      </text:list>
      <text:p text:style-name="Notes"/>
      <text:p text:style-name="Subtitle">Description</text:p>
      <text:p text:style-name="Notes">No se puede editar correctamente un seminario, sino que se crea uno nuevo con los datos modificados del que queríamos editar.</text:p>
      <text:p text:style-name="Subtitle">Results</text:p>
      <text:p text:style-name="Notes">El equipo de tests encontró el bug.<text:bookmark-start text:name="_Toc383875113"/></text:p>
      <text:list xml:id="list38788278" text:continue-numbering="true" text:style-name="Outline">
        <text:list-item>
          <text:h text:style-name="Heading_20_1" text:outline-level="1"><text:bookmark-end text:name="_Toc383875113"/></text:h>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n" fo:country="GB"/>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name-complex="F" style:font-weight-complex="bold"/>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mbria" fo:font-size="12pt" fo:letter-spacing="0.026cm" fo:font-style="italic" style:font-size-asian="12pt" style:font-style-asian="italic" style:font-name-complex="F" style:font-size-complex="12pt" style:font-style-complex="italic"/>
    </style:style>
    <style:style style:name="Table_20_Text" style:display-name="Table Text" style:family="paragraph" style:parent-style-name="Standard" style:default-outline-level="" style:list-style-name="">
      <style:paragraph-properties fo:margin-top="0.071cm" fo:margin-bottom="0.071cm" fo:line-height="100%"/>
      <style:text-properties style:font-name="Times New Roman" fo:language="en" fo:country="US" style:font-name-asian="Times New Roman1" style:font-name-complex="Times New Roman1" style:font-size-complex="10pt"/>
    </style:style>
    <style:style style:name="Notes" style:family="paragraph" style:parent-style-name="Standard" style:default-outline-level="" style:list-style-name="">
      <style:text-properties fo:color="#403152" fo:font-style="italic" style:font-style-asian="italic"/>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en" style:country-asian="GB"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Car" style:display-name="Título Car" style:family="text" style:parent-style-name="Default_20_Paragraph_20_Font">
      <style:text-properties fo:color="#17365d" style:font-name="Cambria" fo:font-size="26pt" fo:letter-spacing="0.009cm" style:letter-kerning="true" style:font-size-asian="26pt" style:font-name-complex="F" style:font-size-complex="26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Subtítulo_20_Car" style:display-name="Subtítulo Car" style:family="text" style:parent-style-name="Default_20_Paragraph_20_Font">
      <style:text-properties fo:color="#4f81bd" style:font-name="Cambria" fo:font-size="12pt" fo:letter-spacing="0.026cm" fo:language="en" fo:country="GB" fo:font-style="italic" style:font-size-asian="12pt" style:font-style-asian="italic" style:font-name-complex="F" style:font-size-complex="12pt" style:font-style-complex="italic"/>
    </style:style>
    <style:style style:name="Título_20_1_20_Car" style:display-name="Título 1 Car" style:family="text" style:parent-style-name="Default_20_Paragraph_20_Font">
      <style:text-properties fo:color="#365f91" style:font-name="Cambria" fo:font-size="14pt" fo:language="en" fo:country="GB" fo:font-weight="bold" style:font-size-asian="14pt" style:font-weight-asian="bold" style:font-name-complex="F" style:font-size-complex="14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fo:language="en" fo:country="GB" style:font-size-asian="10pt" style:font-size-complex="10pt"/>
    </style:style>
    <style:style style:name="Asunto_20_del_20_comentario_20_Car" style:display-name="Asunto del comentario Car" style:family="text" style:parent-style-name="Texto_20_comentario_20_Car">
      <style:text-properties fo:font-size="10pt" fo:language="en" fo:country="GB" fo:font-weight="bold" style:font-size-asian="10pt" style:font-weight-asian="bold" style:font-size-complex="10pt" style:font-weight-complex="bold"/>
    </style:style>
    <style:style style:name="Texto_20_de_20_globo_20_Car" style:display-name="Texto de globo Car" style:family="text" style:parent-style-name="Default_20_Paragraph_20_Font">
      <style:text-properties style:font-name="Tahoma" fo:font-size="8pt" fo:language="en" fo:country="GB" style:font-size-asian="8pt" style:font-name-complex="Tahoma1" style:font-size-complex="8pt"/>
    </style:style>
    <style:style style:name="Título_20_2_20_Car" style:display-name="Título 2 Car" style:family="text" style:parent-style-name="Default_20_Paragraph_20_Font">
      <style:text-properties fo:color="#4f81bd" style:font-name="Cambria" fo:font-size="13pt" fo:language="en" fo:country="GB" fo:font-weight="bold" style:font-size-asian="13pt" style:font-weight-asian="bold" style:font-name-complex="F"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ítulo_20_3_20_Car" style:display-name="Título 3 Car" style:family="text" style:parent-style-name="Default_20_Paragraph_20_Font">
      <style:text-properties fo:color="#4f81bd" style:font-name="Cambria" fo:language="en" fo:country="GB" fo:font-weight="bold" style:font-weight-asian="bold" style:font-name-complex="F" style:font-weight-complex="bold"/>
    </style:style>
    <style:style style:name="Strong_20_Emphasis" style:display-name="Strong Emphasis" style:family="text" style:parent-style-name="Default_20_Paragraph_20_Fon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fael Corchuelo</meta:initial-creator>
    <meta:editing-cycles>28</meta:editing-cycles>
    <meta:creation-date>2014-03-29T15:34:00</meta:creation-date>
    <dc:date>2017-11-27T18:58:45.65</dc:date>
    <meta:editing-duration>PT3M7S</meta:editing-duration>
    <meta:generator>OpenOffice/4.1.4$Win32 OpenOffice.org_project/414m5$Build-9788</meta:generator>
    <meta:document-statistic meta:table-count="2" meta:image-count="0" meta:object-count="0" meta:page-count="3" meta:paragraph-count="59" meta:word-count="600" meta:character-count="3530"/>
    <meta:user-defined meta:name="AppVersion">14.0000</meta:user-defined>
    <meta:user-defined meta:name="Company">University of Sevill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